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272cm" table:align="left"/>
    </style:style>
    <style:style style:name="Table1.A" style:family="table-column">
      <style:table-column-properties style:column-width="3.859cm"/>
    </style:style>
    <style:style style:name="Table1.B" style:family="table-column">
      <style:table-column-properties style:column-width="3.854cm"/>
    </style:style>
    <style:style style:name="Table1.D" style:family="table-column">
      <style:table-column-properties style:column-width="3.829cm"/>
    </style:style>
    <style:style style:name="Table1.E" style:family="table-column">
      <style:table-column-properties style:column-width="3.875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style>
    <style:style style:name="Table1.E1" style:family="table-cell">
      <style:table-cell-properties style:vertical-align="middle" style:border-line-width="0.002cm 0.035cm 0.002cm" fo:padding="0.049cm" fo:border="0.039cm double #808080"/>
    </style:style>
    <style:style style:name="Table1.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style>
    <style:style style:name="Table1.E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style>
    <style:style style:name="Table2" style:family="table">
      <style:table-properties style:width="13.123cm" table:align="left"/>
    </style:style>
    <style:style style:name="Table2.A" style:family="table-column">
      <style:table-column-properties style:column-width="2.526cm"/>
    </style:style>
    <style:style style:name="Table2.B" style:family="table-column">
      <style:table-column-properties style:column-width="8.468cm"/>
    </style:style>
    <style:style style:name="Table2.C" style:family="table-column">
      <style:table-column-properties style:column-width="2.129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style>
    <style:style style:name="Table2.C1" style:family="table-cell">
      <style:table-cell-properties style:vertical-align="middle" style:border-line-width="0.002cm 0.035cm 0.002cm" fo:padding="0.049cm" fo:border="0.039cm double #808080"/>
    </style:style>
    <style:style style:name="Table2.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style>
    <style:style style:name="Table2.C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style>
    <style:style style:name="P1"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000000" style:font-name="Arial" fo:font-size="11pt" fo:letter-spacing="normal" fo:font-style="normal" fo:font-weight="normal" style:font-size-asian="11pt" style:font-size-complex="11pt"/>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style:font-name="Arial" fo:font-size="11pt" fo:letter-spacing="normal" style:font-size-asian="11pt" style:font-size-complex="11pt"/>
    </style:style>
    <style:style style:name="P5" style:family="paragraph" style:parent-style-name="Heading_20_3">
      <style:paragraph-properties fo:margin-left="0cm" fo:margin-right="0cm" fo:orphans="2" fo:widows="2" fo:text-indent="0cm" style:auto-text-indent="false"/>
      <style:text-properties fo:font-variant="normal" fo:text-transform="none" fo:color="#000000" style:font-name="Arial" fo:font-size="11pt" fo:letter-spacing="normal" fo:font-style="normal" style:font-size-asian="11pt" style:font-size-complex="11pt"/>
    </style:style>
    <style:style style:name="P6" style:family="paragraph" style:parent-style-name="Preformatted_20_Text">
      <style:paragraph-properties fo:orphans="2" fo:widows="2"/>
      <style:text-properties fo:font-variant="normal" fo:text-transform="none" fo:color="#000000" style:font-name="Arial" fo:font-size="11pt" fo:letter-spacing="normal" fo:font-style="normal" fo:font-weight="normal" style:font-size-asian="11pt" style:font-size-complex="11pt"/>
    </style:style>
    <style:style style:name="P7" style:family="paragraph" style:parent-style-name="Preformatted_20_Text">
      <style:paragraph-properties fo:orphans="2" fo:widows="2"/>
      <style:text-properties fo:font-variant="normal" fo:text-transform="none" fo:color="#000000" style:font-name="Arial" fo:font-size="11pt" fo:letter-spacing="normal" style:font-size-asian="11pt" style:font-size-complex="11pt"/>
    </style:style>
    <style:style style:name="P8" style:family="paragraph" style:parent-style-name="Preformatted_20_Text">
      <style:paragraph-properties fo:margin-top="0cm" fo:margin-bottom="0.499cm" fo:orphans="2" fo:widows="2"/>
      <style:text-properties fo:font-variant="normal" fo:text-transform="none" fo:color="#000000" style:font-name="Arial" fo:font-size="11pt" fo:letter-spacing="normal" style:font-size-asian="11pt" style:font-size-complex="11pt"/>
    </style:style>
    <style:style style:name="P9" style:family="paragraph" style:parent-style-name="Table_20_Contents">
      <style:paragraph-properties fo:margin-top="0cm" fo:margin-bottom="0.499cm"/>
      <style:text-properties style:font-name="Arial" fo:font-size="11pt" style:font-size-asian="11pt" style:font-size-complex="11pt"/>
    </style:style>
    <style:style style:name="P10" style:family="paragraph" style:parent-style-name="Heading_20_1">
      <style:paragraph-properties fo:text-align="center" style:justify-single-word="false"/>
      <style:text-properties fo:font-variant="normal" fo:text-transform="none" fo:color="#000000" style:font-name="Arial" fo:font-size="14pt" fo:letter-spacing="normal" fo:font-style="normal" style:font-size-asian="14pt" style:font-size-complex="14pt"/>
    </style:style>
    <style:style style:name="P11" style:family="paragraph" style:parent-style-name="Text_20_body">
      <style:text-properties style:font-name="Arial" fo:font-size="11pt" style:font-size-asian="11pt" style:font-size-complex="11pt"/>
    </style:style>
    <style:style style:name="P12" style:family="paragraph" style:parent-style-name="Text_20_body">
      <style:text-properties style:font-name="Arial" fo:font-size="11pt" fo:font-weight="bold" style:font-size-asian="11pt" style:font-weight-asian="bold" style:font-size-complex="11pt" style:font-weight-complex="bold"/>
    </style:style>
    <style:style style:name="P13" style:family="paragraph" style:parent-style-name="Heading_20_1">
      <style:paragraph-properties fo:text-align="center" style:justify-single-word="false"/>
    </style:style>
    <style:style style:name="P14" style:family="paragraph" style:parent-style-name="Preformatted_20_Text">
      <style:paragraph-properties fo:margin-top="0cm" fo:margin-bottom="0.499cm" fo:orphans="2" fo:widows="2"/>
    </style:style>
    <style:style style:name="T1" style:family="text">
      <style:text-properties fo:font-style="normal" fo:font-weight="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style:font-name="Arial" fo:font-size="11pt" fo:letter-spacing="normal" fo:font-style="normal" fo:font-weight="normal" style:font-size-asian="11pt" style:font-size-complex="11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Arial" fo:font-size="14pt" fo:font-weight="bold" style:font-size-asian="14pt" style:font-weight-asian="bold" style:font-size-complex="14pt" style:font-weight-complex="bold"/>
    </style:style>
    <style:style style:name="T8"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XModem Protocol with CRC</text:h>
      <text:h text:style-name="P5" text:outline-level="3">Introduction</text:h>
      <text:p text:style-name="P2">The Xmodem protocol was created years ago as a simple means of having two computers talk to each other. With its half-duplex mode of operation, 128- byte packets, ACK/NACK responses and CRC data checking, the Xmodem protocol has found its way into many applications. In fact most communication packages found on the PC today have a Xmodem protocol available to the user.</text:p>
      <text:h text:style-name="P5" text:outline-level="3">Theory of Operation</text:h>
      <text:p text:style-name="P2">Xmodem is a half-duplex communication protocol. The receiver, after receiving a packet, will either acknowledge (ACK) or not acknowledge (NAK) the packet. The CRC extension to the original protocol uses a more robust 16-bit CRC to validate the data block and is used here. Xmodem can be considered to be receiver driven. That is, the receiver sends an initial character “C” to the sender indicating that it’s ready to receive data in CRC mode. The sender then sends a 133-byte packet, the receiver validates it and responds with an ACK or a NAK at which time the sender will either send the next packet or re-send the last packet. This process is continued until an EOT is received at the receiver side and is properly ACKed to the sender. After the initial handshake the receiver controls the flow of data through ACKing and NAKing the sender.</text:p>
      <text:p text:style-name="P2">Table 1. XmodemCRC Packet Format</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9">Byte 1</text:p>
          </table:table-cell>
          <table:table-cell table:style-name="Table1.A1" office:value-type="string">
            <text:p text:style-name="P9">Byte 2</text:p>
          </table:table-cell>
          <table:table-cell table:style-name="Table1.A1" office:value-type="string">
            <text:p text:style-name="P9">Byte 3</text:p>
          </table:table-cell>
          <table:table-cell table:style-name="Table1.A1" office:value-type="string">
            <text:p text:style-name="P9">Bytes 4-131</text:p>
          </table:table-cell>
          <table:table-cell table:style-name="Table1.E1" office:value-type="string">
            <text:p text:style-name="P9">Bytes 132-133</text:p>
          </table:table-cell>
        </table:table-row>
        <table:table-row>
          <table:table-cell table:style-name="Table1.A2" office:value-type="string">
            <text:p text:style-name="P9">Start of Header</text:p>
          </table:table-cell>
          <table:table-cell table:style-name="Table1.A2" office:value-type="string">
            <text:p text:style-name="P9">Packet Number</text:p>
          </table:table-cell>
          <table:table-cell table:style-name="Table1.A2" office:value-type="string">
            <text:p text:style-name="P9">(Packet Number)</text:p>
          </table:table-cell>
          <table:table-cell table:style-name="Table1.A2" office:value-type="string">
            <text:p text:style-name="P9">Packet Data</text:p>
          </table:table-cell>
          <table:table-cell table:style-name="Table1.E2" office:value-type="string">
            <text:p text:style-name="P9">16-bit CRC</text:p>
          </table:table-cell>
        </table:table-row>
      </table:table>
      <text:h text:style-name="P5" text:outline-level="3">Definitions</text:h>
      <text:p text:style-name="P2">The following defines are used for protocol flow control.</text:p>
      <table:table table:name="Table2" table:style-name="Table2">
        <table:table-column table:style-name="Table2.A"/>
        <table:table-column table:style-name="Table2.B"/>
        <table:table-column table:style-name="Table2.C"/>
        <table:table-row>
          <table:table-cell table:style-name="Table2.A1" office:value-type="string">
            <text:p text:style-name="P9">Symbol</text:p>
          </table:table-cell>
          <table:table-cell table:style-name="Table2.A1" office:value-type="string">
            <text:p text:style-name="P9">Description</text:p>
          </table:table-cell>
          <table:table-cell table:style-name="Table2.C1" office:value-type="string">
            <text:p text:style-name="P9">Value</text:p>
          </table:table-cell>
        </table:table-row>
        <table:table-row>
          <table:table-cell table:style-name="Table2.A2" office:value-type="string">
            <text:p text:style-name="P9">SOH</text:p>
          </table:table-cell>
          <table:table-cell table:style-name="Table2.A2" office:value-type="string">
            <text:p text:style-name="P9">Start of Header</text:p>
          </table:table-cell>
          <table:table-cell table:style-name="Table2.C2" office:value-type="string">
            <text:p text:style-name="P9">0x01</text:p>
          </table:table-cell>
        </table:table-row>
        <table:table-row>
          <table:table-cell table:style-name="Table2.A2" office:value-type="string">
            <text:p text:style-name="P9">EOT</text:p>
          </table:table-cell>
          <table:table-cell table:style-name="Table2.A2" office:value-type="string">
            <text:p text:style-name="P9">End of Transmission</text:p>
          </table:table-cell>
          <table:table-cell table:style-name="Table2.C2" office:value-type="string">
            <text:p text:style-name="P9">0x04</text:p>
          </table:table-cell>
        </table:table-row>
        <table:table-row>
          <table:table-cell table:style-name="Table2.A2" office:value-type="string">
            <text:p text:style-name="P9">ACK</text:p>
          </table:table-cell>
          <table:table-cell table:style-name="Table2.A2" office:value-type="string">
            <text:p text:style-name="P9">Acknowledge</text:p>
          </table:table-cell>
          <table:table-cell table:style-name="Table2.C2" office:value-type="string">
            <text:p text:style-name="P9">0x06</text:p>
          </table:table-cell>
        </table:table-row>
        <table:table-row>
          <table:table-cell table:style-name="Table2.A2" office:value-type="string">
            <text:p text:style-name="P9">NAK</text:p>
          </table:table-cell>
          <table:table-cell table:style-name="Table2.A2" office:value-type="string">
            <text:p text:style-name="P9">Not Acknowledge</text:p>
          </table:table-cell>
          <table:table-cell table:style-name="Table2.C2" office:value-type="string">
            <text:p text:style-name="P9">0x15</text:p>
          </table:table-cell>
        </table:table-row>
        <table:table-row>
          <table:table-cell table:style-name="Table2.A2" office:value-type="string">
            <text:p text:style-name="P9">ETB</text:p>
          </table:table-cell>
          <table:table-cell table:style-name="Table2.A2" office:value-type="string">
            <text:p text:style-name="P9">End of Transmission Block (Return to Amulet OS mode)</text:p>
          </table:table-cell>
          <table:table-cell table:style-name="Table2.C2" office:value-type="string">
            <text:p text:style-name="P9">0x17</text:p>
          </table:table-cell>
        </table:table-row>
        <table:table-row>
          <table:table-cell table:style-name="Table2.A2" office:value-type="string">
            <text:p text:style-name="P9">CAN</text:p>
          </table:table-cell>
          <table:table-cell table:style-name="Table2.A2" office:value-type="string">
            <text:p text:style-name="P9">Cancel (Force receiver to start sending C's)</text:p>
          </table:table-cell>
          <table:table-cell table:style-name="Table2.C2" office:value-type="string">
            <text:p text:style-name="P9">0x18</text:p>
          </table:table-cell>
        </table:table-row>
        <table:table-row>
          <table:table-cell table:style-name="Table2.A2" office:value-type="string">
            <text:p text:style-name="P9">C</text:p>
          </table:table-cell>
          <table:table-cell table:style-name="Table2.A2" office:value-type="string">
            <text:p text:style-name="P9">ASCII “C”</text:p>
          </table:table-cell>
          <table:table-cell table:style-name="Table2.C2" office:value-type="string">
            <text:p text:style-name="P9">0x43</text:p>
          </table:table-cell>
        </table:table-row>
      </table:table>
      <text:p text:style-name="P2">Byte 1 of the XmodemCRC packet can only have a value of SOH, EOT, CAN or ETB anything else is an error. Bytes 2 and 3 form a packet number with checksum, add the two bytes together and they should always equal 0xff. Please note that the packet number starts out at 1 and rolls over to 0 if there are more than 255 packets to be received. Bytes 4 - 131 form the data packet and can be anything. Bytes 132 and 133 form the 16-bit CRC. The high byte of the CRC is located in byte 132. The CRC is calculated only on the data packet bytes (4 - 131) .</text:p>
      <text:h text:style-name="P5" text:outline-level="3"><text:soft-page-break/></text:h>
      <text:h text:style-name="P5" text:outline-level="3">Synchronization</text:h>
      <text:p text:style-name="P2">The receiver starts by sending an ASCII “C” (0x43) character to the sender indicating it wishes to use the CRC method of block validating. After sending the initial “C” the receiver waits for either a 3 second time out or until a buffer full flag is set. If the receiver is timed out then another “C” is sent to the sender and the 3 second time out starts again. This process continues until the receiver receives a complete 133-byte packet.</text:p>
      <text:h text:style-name="P5" text:outline-level="3">Receiver Considerations</text:h>
      <text:p text:style-name="P2">This protocol NAKs the following conditions: 1. Framing error on any byte 2. Overrun error on any byte 3. Duplicate packet 4. CRC error 5. Receiver timed out (didn't receive packet within 1 second) On any NAK, the sender will re-transmit the last packet. Items 1 and 2 should be considered serious hardware failures. Verify that sender and receiver are using the samebaud rate, start bits and stop bits. Item 3 is usually the sender getting an ACK garbled and re-transmitting the packet. Item 4 is found in noisy environments. And the last issue should be self-correcting after the receiver NAKs the sender.</text:p>
      <text:p text:style-name="P1"><draw:frame draw:style-name="fr1" draw:name="graphics1" text:anchor-type="as-char" svg:width="12.742cm" svg:height="10.012cm" draw:z-index="0"><draw:image xlink:href="http://ee6115.mit.edu/amulet/Images/xFlow1.gif" xlink:type="simple" xlink:show="embed" xlink:actuate="onLoad"/></draw:frame></text:p>
      <text:h text:style-name="P5" text:outline-level="3">Sample crc calculation code</text:h>
      <text:p text:style-name="P3">int calcrc(char *ptr, int count)</text:p>
      <text:p text:style-name="P6">{</text:p>
      <text:p text:style-name="P7"><text:s text:c="4"/><text:span text:style-name="T1">int <text:s/>crc;</text:span></text:p>
      <text:p text:style-name="P8"><text:s text:c="4"/><text:span text:style-name="T1">char i;</text:span></text:p>
      <text:p text:style-name="P4"><text:s text:c="4"/><text:span text:style-name="T1">crc = 0;</text:span></text:p>
      <text:p text:style-name="P7"><text:s text:c="4"/><text:span text:style-name="T1">while (--count &gt;= 0)</text:span></text:p>
      <text:p text:style-name="P7"><text:s text:c="4"/><text:span text:style-name="T1">{</text:span></text:p>
      <text:p text:style-name="P7"><text:s text:c="8"/><text:span text:style-name="T1">crc = crc ^ (int) *ptr++ &lt;&lt; 8;</text:span></text:p>
      <text:p text:style-name="P7"><text:s text:c="8"/><text:span text:style-name="T1">i = 8;</text:span></text:p>
      <text:p text:style-name="P7"><text:s text:c="8"/><text:span text:style-name="T1">do</text:span></text:p>
      <text:p text:style-name="P7"><text:s text:c="8"/><text:span text:style-name="T1">{</text:span></text:p>
      <text:p text:style-name="P7"><text:s text:c="12"/><text:span text:style-name="T1">if (crc &amp; 0x8000)</text:span></text:p>
      <text:p text:style-name="P7"><text:s text:c="16"/><text:span text:style-name="T1">crc = crc &lt;&lt; 1 ^ 0x1021;</text:span></text:p>
      <text:p text:style-name="P7"><text:s text:c="12"/><text:span text:style-name="T1">else</text:span></text:p>
      <text:p text:style-name="P7"><text:s text:c="16"/><text:span text:style-name="T1">crc = crc &lt;&lt; 1;</text:span></text:p>
      <text:p text:style-name="P7"><text:s text:c="8"/><text:span text:style-name="T1">} while(--i);</text:span></text:p>
      <text:p text:style-name="P7"><text:s text:c="4"/><text:span text:style-name="T1">}</text:span></text:p>
      <text:p text:style-name="P7"><text:s text:c="4"/><text:span text:style-name="T1">return (crc);</text:span></text:p>
      <text:p text:style-name="P14"><text:span text:style-name="T3">}</text:span></text:p>
      <text:h text:style-name="P13" text:outline-level="1"><text:soft-page-break/><text:span text:style-name="T8">The Xmodem Protocol Specification</text:span> </text:h>
      <text:p text:style-name="P11"/>
      <text:p text:style-name="P11">MODEM PROTOCOL OVERVIEW</text:p>
      <text:p text:style-name="P11">1/1/82 by Ward Christensen. I will maintain a master copy of</text:p>
      <text:p text:style-name="P11">this. Please pass on changes or suggestions via CBBS/Chicago</text:p>
      <text:p text:style-name="P11">at (312) 545-8086, or by voice at (312) 849-6279.</text:p>
      <text:p text:style-name="P11"/>
      <text:p text:style-name="P11">NOTE this does not include things which I am not familiar with,</text:p>
      <text:p text:style-name="P11">such as the CRC option implemented by John Mahr.</text:p>
      <text:p text:style-name="P11"/>
      <text:p text:style-name="P11">Last Rev: (none)</text:p>
      <text:p text:style-name="P11"/>
      <text:p text:style-name="P11">At the request of Rick Mallinak on behalf of the guys at</text:p>
      <text:p text:style-name="P11">Standard Oil with IBM P.C.s, as well as several previous</text:p>
      <text:p text:style-name="P11">requests, I finally decided to put my modem protocol into</text:p>
      <text:p text:style-name="P11">writing. It had been previously formally published only in the</text:p>
      <text:p text:style-name="P11">AMRAD newsletter.</text:p>
      <text:p text:style-name="P11"/>
      <text:p text:style-name="P12">Table of Contents</text:p>
      <text:p text:style-name="P11">1. DEFINITIONS</text:p>
      <text:p text:style-name="P11">2. TRANSMISSION MEDIUM LEVEL PROTOCOL</text:p>
      <text:p text:style-name="P11">3. MESSAGE BLOCK LEVEL PROTOCOL</text:p>
      <text:p text:style-name="P11">4. FILE LEVEL PROTOCOL</text:p>
      <text:p text:style-name="P11">5. DATA FLOW EXAMPLE INCLUDING ERROR RECOVERY</text:p>
      <text:p text:style-name="P11">6. PROGRAMMING TIPS.</text:p>
      <text:p text:style-name="P11"/>
      <text:p text:style-name="P11">-------- 1. DEFINITIONS.</text:p>
      <text:p text:style-name="P11">&lt;soh&gt; 01H</text:p>
      <text:p text:style-name="P11">&lt;eot&gt; 04H</text:p>
      <text:p text:style-name="P11">&lt;ack&gt; 05H</text:p>
      <text:p text:style-name="P11">&lt;nak&gt; 15H</text:p>
      <text:p text:style-name="P11">&lt;can&gt; 18H</text:p>
      <text:p text:style-name="P11"/>
      <text:p text:style-name="P11">-------- 2. TRANSMISSION MEDIUM LEVEL PROTOCOL</text:p>
      <text:p text:style-name="P11">Asynchronous, 8 data bits, no parity, one stop bit.</text:p>
      <text:p text:style-name="P11"/>
      <text:p text:style-name="P11">The protocol imposes no restrictions on the contents of the</text:p>
      <text:p text:style-name="P11">data being transmitted. No control characters are looked for</text:p>
      <text:p text:style-name="P11">in the 128-byte data messages. Absolutely any kind of data may</text:p>
      <text:p text:style-name="P11">be sent - binary, ASCII, etc. The protocol has not formally</text:p>
      <text:p text:style-name="P11">been adopted to a 7-bit environment for the transmission of</text:p>
      <text:p text:style-name="P11">ASCII-only (or unpacked-hex) data , although it could be simply</text:p>
      <text:p text:style-name="P11"><text:soft-page-break/>by having both ends agree to AND the protocol-dependent data</text:p>
      <text:p text:style-name="P11">with 7F hex before validating it. I specifically am referring</text:p>
      <text:p text:style-name="P11">to the checksum, and the block numbers and their ones-</text:p>
      <text:p text:style-name="P11">complement.</text:p>
      <text:p text:style-name="P11">Those wishing to maintain compatibility of the CP/M file</text:p>
      <text:p text:style-name="P11">structure, i.e. to allow modemming ASCII files to or from CP/M</text:p>
      <text:p text:style-name="P11">systems should follow this data format:</text:p>
      <text:p text:style-name="P11">* ASCII tabs used (09H); tabs set every 8.</text:p>
      <text:p text:style-name="P11">* Lines terminated by CR/LF (0DH 0AH)</text:p>
      <text:p text:style-name="P11">* End-of-file indicated by ^Z, 1AH. (one or more)</text:p>
      <text:p text:style-name="P11">* Data is variable length, i.e. should be considered a</text:p>
      <text:p text:style-name="P11">continuous stream of data bytes, broken into 128-byte</text:p>
      <text:p text:style-name="P11">chunks purely for the purpose of transmission. </text:p>
      <text:p text:style-name="P11">* A CP/M "peculiarity": If the data ends exactly on a</text:p>
      <text:p text:style-name="P11">128-byte boundary, i.e. CR in 127, and LF in 128, a</text:p>
      <text:p text:style-name="P11">subsequent sector containing the ^Z EOF character(s)</text:p>
      <text:p text:style-name="P11">is optional, but is preferred. Some utilities or</text:p>
      <text:p text:style-name="P11">user programs still do not handle EOF without ^Zs.</text:p>
      <text:p text:style-name="P11">* The last block sent is no different from others, i.e.</text:p>
      <text:p text:style-name="P11">there is no "short block". </text:p>
      <text:p text:style-name="P11"/>
      <text:p text:style-name="P11">-------- 3. MESSAGE BLOCK LEVEL PROTOCOL</text:p>
      <text:p text:style-name="P11">Each block of the transfer looks like:</text:p>
      <text:p text:style-name="P11">&lt;SOH&gt;&lt;blk #&gt;&lt;255-blk #&gt;&lt;--128 data bytes--&gt;&lt;cksum&gt;</text:p>
      <text:p text:style-name="P11">in which:</text:p>
      <text:p text:style-name="P11">&lt;SOH&gt; = 01 hex</text:p>
      <text:p text:style-name="P11">&lt;blk #&gt; = binary number, starts at 01 increments by 1, and</text:p>
      <text:p text:style-name="P11">wraps 0FFH to 00H (not to 01)</text:p>
      <text:p text:style-name="P11">&lt;255-blk #&gt; = blk # after going thru 8080 "CMA" instr, i.e.</text:p>
      <text:p text:style-name="P11">each bit complemented in the 8-bit block number.</text:p>
      <text:p text:style-name="P11">Formally, this is the "ones complement".</text:p>
      <text:p text:style-name="P11">&lt;cksum&gt; = the sum of the data bytes only. Toss any carry.</text:p>
      <text:p text:style-name="P11"/>
      <text:p text:style-name="P11">-------- 4. FILE LEVEL PROTOCOL</text:p>
      <text:p text:style-name="P11"/>
      <text:p text:style-name="P11">---- 4A. COMMON TO BOTH SENDER AND RECEIVER:</text:p>
      <text:p text:style-name="P11"/>
      <text:p text:style-name="P11">All errors are retried 10 times. For versions running with</text:p>
      <text:p text:style-name="P11">an operator (i.e. NOT with XMODEM), a message is typed after 10</text:p>
      <text:p text:style-name="P11">errors asking the operator whether to "retry or quit".</text:p>
      <text:p text:style-name="P11">Some versions of the protocol use &lt;can&gt;, ASCII ^X, to</text:p>
      <text:p text:style-name="P11">cancel transmission. This was never adopted as a standard, as</text:p>
      <text:p text:style-name="P11">having a single "abort" character makes the transmission</text:p>
      <text:p text:style-name="P11"><text:soft-page-break/>susceptible to false termination due to an &lt;ack&gt; &lt;nak&gt; or &lt;soh&gt;</text:p>
      <text:p text:style-name="P11">being corrupted into a &lt;can&gt; and canceling transmission.</text:p>
      <text:p text:style-name="P11">The protocol may be considered "receiver driven", that is,</text:p>
      <text:p text:style-name="P11">the sender need not automatically re-transmit, although it does</text:p>
      <text:p text:style-name="P11">in the current implementations.</text:p>
      <text:p text:style-name="P11"/>
      <text:p text:style-name="P11">---- 4B. RECEIVE PROGRAM CONSIDERATIONS:</text:p>
      <text:p text:style-name="P11">The receiver has a 10-second timeout. It sends a &lt;nak&gt;</text:p>
      <text:p text:style-name="P11">every time it times out. The receiver's first timeout, which</text:p>
      <text:p text:style-name="P11">sends a &lt;nak&gt;, signals the transmitter to start. Optionally,</text:p>
      <text:p text:style-name="P11">the receiver could send a &lt;nak&gt; immediately, in case the sender</text:p>
      <text:p text:style-name="P11">was ready. This would save the initial 10 second timeout. </text:p>
      <text:p text:style-name="P11">However, the receiver MUST continue to timeout every 10 seconds</text:p>
      <text:p text:style-name="P11">in case the sender wasn't ready.</text:p>
      <text:p text:style-name="P11">Once into a receiving a block, the receiver goes into a</text:p>
      <text:p text:style-name="P11">one-second timeout for each character and the checksum. If the</text:p>
      <text:p text:style-name="P11">receiver wishes to &lt;nak&gt; a block for any reason (invalid</text:p>
      <text:p text:style-name="P11">header, timeout receiving data), it must wait for the line to</text:p>
      <text:p text:style-name="P11">clear. See "programming tips" for ideas</text:p>
      <text:p text:style-name="P11">Synchronizing: If a valid block number is received, it</text:p>
      <text:p text:style-name="P11">will be: 1) the expected one, in which case everything is fine;</text:p>
      <text:p text:style-name="P11">or 2) a repeat of the previously received block. This should</text:p>
      <text:p text:style-name="P11">be considered OK, and only indicates that the receivers &lt;ack&gt;</text:p>
      <text:p text:style-name="P11">got glitched, and the sender re-transmitted; 3) any other block</text:p>
      <text:p text:style-name="P11">number indicates a fatal loss of synchronization, such as the</text:p>
      <text:p text:style-name="P11">rare case of the sender getting a line-glitch that looked like</text:p>
      <text:p text:style-name="P11">an &lt;ack&gt;. Abort the transmission, sending a &lt;can&gt;</text:p>
      <text:p text:style-name="P11"/>
      <text:p text:style-name="P11">---- 4C. SENDING PROGRAM CONSIDERATIONS.</text:p>
      <text:p text:style-name="P11"/>
      <text:p text:style-name="P11">While waiting for transmission to begin, the sender has</text:p>
      <text:p text:style-name="P11">only a single very long timeout, say one minute. In the</text:p>
      <text:p text:style-name="P11">current protocol, the sender has a 10 second timeout before</text:p>
      <text:p text:style-name="P11">retrying. I suggest NOT doing this, and letting the protocol</text:p>
      <text:p text:style-name="P11">be completely receiver-driven. This will be compatible with</text:p>
      <text:p text:style-name="P11">existing programs.</text:p>
      <text:p text:style-name="P11">When the sender has no more data, it sends an &lt;eot&gt;, and</text:p>
      <text:p text:style-name="P11">awaits an &lt;ack&gt;, resending the &lt;eot&gt; if it doesn't get one. </text:p>
      <text:p text:style-name="P11">Again, the protocol could be receiver-driven, with the sender</text:p>
      <text:p text:style-name="P11">only having the high-level 1-minute timeout to abort.</text:p>
      <text:p text:style-name="P11"/>
      <text:p text:style-name="P11">-------- 5. DATA FLOW EXAMPLE INCLUDING ERROR RECOVERY</text:p>
      <text:p text:style-name="P11"/>
      <text:p text:style-name="P11"><text:soft-page-break/>Here is a sample of the data flow, sending a 3-block message.</text:p>
      <text:p text:style-name="P11">It includes the two most common line hits - a garbaged block,</text:p>
      <text:p text:style-name="P11">and an &lt;ack&gt; reply getting garbaged. &lt;xx&gt; represents the</text:p>
      <text:p text:style-name="P11">checksum byte.</text:p>
      <text:p text:style-name="P11"/>
      <text:p text:style-name="P11">SENDER RECEIVER</text:p>
      <text:p text:style-name="P11">times out after 10 seconds,</text:p>
      <text:p text:style-name="P11"><text:s text:c="24"/>&lt;--- &lt;nak&gt;</text:p>
      <text:p text:style-name="P11">&lt;soh&gt; 01 FE -data- &lt;xx&gt; ---&gt;</text:p>
      <text:p text:style-name="P11"><text:s text:c="24"/>&lt;--- &lt;ack&gt;</text:p>
      <text:p text:style-name="P11">&lt;soh&gt; 02 FD -data- xx <text:s text:c="2"/>---&gt; (data gets line hit)</text:p>
      <text:p text:style-name="P11"><text:s text:c="24"/>&lt;--- &lt;nak&gt;</text:p>
      <text:p text:style-name="P11">&lt;soh&gt; 02 FD -data- xx <text:s text:c="2"/>---&gt;</text:p>
      <text:p text:style-name="P11"><text:s text:c="24"/>&lt;--- &lt;ack&gt;</text:p>
      <text:p text:style-name="P11">&lt;soh&gt; 03 FC -data- xx <text:s text:c="2"/>---&gt;</text:p>
      <text:p text:style-name="P11"><text:s text:c="4"/>(ack gets garbaged) &lt;--- &lt;ack&gt;</text:p>
      <text:p text:style-name="P11">&lt;soh&gt; 03 FC -data- xx <text:s text:c="2"/>---&gt; &lt;ack&gt;</text:p>
      <text:p text:style-name="P11">&lt;eot&gt; <text:s text:c="18"/>---&gt;</text:p>
      <text:p text:style-name="P11"><text:s text:c="24"/>&lt;--- &lt;ack&gt;</text:p>
      <text:p text:style-name="P11"/>
      <text:p text:style-name="P11">-------- 6. PROGRAMMING TIPS.</text:p>
      <text:p text:style-name="P11"/>
      <text:p text:style-name="P11">* The character-receive subroutine should be called with a</text:p>
      <text:p text:style-name="P11">parameter specifying the number of seconds to wait. The</text:p>
      <text:p text:style-name="P11">receiver should first call it with a time of 10, then &lt;nak&gt; and</text:p>
      <text:p text:style-name="P11">try again, 10 times.</text:p>
      <text:p text:style-name="P11">After receiving the &lt;soh&gt;, the receiver should call the</text:p>
      <text:p text:style-name="P11">character receive subroutine with a 1-second timeout, for the</text:p>
      <text:p text:style-name="P11">remainder of the message and the &lt;cksum&gt;. Since they are sent</text:p>
      <text:p text:style-name="P11">as a continuous stream, timing out of this implies a serious</text:p>
      <text:p text:style-name="P11">like glitch that caused, say, 127 characters to be seen instead</text:p>
      <text:p text:style-name="P11">of 128.</text:p>
      <text:p text:style-name="P11"/>
      <text:p text:style-name="P11">* When the receiver wishes to &lt;nak&gt;, it should call a "PURGE"</text:p>
      <text:p text:style-name="P11">subroutine, to wait for the line to clear. Recall the sender</text:p>
      <text:p text:style-name="P11">tosses any characters in its UART buffer immediately upon</text:p>
      <text:p text:style-name="P11">completing sending a block, to ensure no glitches were mis-</text:p>
      <text:p text:style-name="P11">interpreted.</text:p>
      <text:p text:style-name="P11">The most common technique is for "PURGE" to call the</text:p>
      <text:p text:style-name="P11">character receive subroutine, specifying a 1-second timeout,</text:p>
      <text:p text:style-name="P11">and looping back to PURGE until a timeout occurs. The &lt;nak&gt; is</text:p>
      <text:p text:style-name="P11">then sent, ensuring the other end will see it.</text:p>
      <text:p text:style-name="P11"/>
      <text:p text:style-name="P11"><text:soft-page-break/>* You may wish to add code recommended by Jonh Mahr to your</text:p>
      <text:p text:style-name="P11">character receive routine - to set an error flag if the UART</text:p>
      <text:p text:style-name="P11">shows framing error, or overrun. This will help catch a few</text:p>
      <text:p text:style-name="P11">more glitches - the most common of which is a hit in the high</text:p>
      <text:p text:style-name="P11">bits of the byte in two consecutive bytes. The &lt;cksum&gt; comes</text:p>
      <text:p text:style-name="P11">out OK since counting in 1-byte produces the same result of</text:p>
      <text:p text:style-name="P11">adding 80H + 80H as with adding 00H + 00H.</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54cm" fo:margin-bottom="0.699cm" fo:margin-left="0.829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10:09:44.96</meta:creation-date>
    <dc:date>2021-12-30T00:21:53.04</dc:date>
    <meta:editing-duration>PT22M27S</meta:editing-duration>
    <meta:editing-cycles>4</meta:editing-cycles>
    <meta:generator>OpenOffice.org/3.4.1$Win32 OpenOffice.org_project/341m1$Build-9593</meta:generator>
    <meta:document-statistic meta:table-count="2" meta:image-count="1" meta:object-count="0" meta:page-count="7" meta:paragraph-count="224" meta:word-count="1900" meta:character-count="10946"/>
  </office:meta>
</office:document-meta>
</file>